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FailOnTimeout.evalu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ingFailOnTimeout.SpringFailOnTimeout( Statement next , Method t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ilOnTimeout.SpringFailOnTimeout( Statement next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